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8ae8" officeooo:paragraph-rsid="00158ae8"/>
    </style:style>
    <style:style style:name="P2" style:family="paragraph" style:parent-style-name="Standard">
      <style:text-properties officeooo:rsid="0015c7f8" officeooo:paragraph-rsid="0015c7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lustre professor orientador:</text:p>
      <text:p text:style-name="P1"/>
      <text:p text:style-name="P1">Conforme conversamos na primeira reunião, nesta disciplina de Projeto de Graduação I, espera-se deste aluno:</text:p>
      <text:p text:style-name="P1"/>
      <text:p text:style-name="P1">1- Realizar a Análise de Requisitos completa do nosso projeto</text:p>
      <text:p text:style-name="P1">2- Realizar todo o projeto do sistema, a saber:</text:p>
      <text:p text:style-name="P1"><text:tab/>. Diagramas UML</text:p>
      <text:p text:style-name="P1"><text:tab/>. Projeto da Interface</text:p>
      <text:p text:style-name="P1">3- Escrever uma prévia da monografia (Esqueleto)</text:p>
      <text:p text:style-name="P1">4- Criar um protótipo do sistema</text:p>
      <text:p text:style-name="P1"/>
      <text:p text:style-name="P1">Nossas reuniões serão sempre segunda-feira ou quarta-feira por volta de 07:20</text:p>
      <text:p text:style-name="P1"/>
      <text:p text:style-name="P1">Na segunda reunião, tratamos do SISO/BDO sistema já implantado no aeroporto de Vitória</text:p>
      <text:p text:style-name="P1"/>
      <text:p text:style-name="P1">Falamos sobre os serviços de apoio à aeronave em solo a saber:</text:p>
      <text:p text:style-name="P1"><text:tab/>a- Escada</text:p>
      <text:p text:style-name="P1"><text:tab/>b- Rampa</text:p>
      <text:p text:style-name="P1"><text:tab/>c- Comissária</text:p>
      <text:p text:style-name="P1"><text:tab/>d- Abastecimento</text:p>
      <text:p text:style-name="P1"><text:tab/>e- etc…</text:p>
      <text:p text:style-name="P1">Ficou patente a necessidade de uma pesquisa de alocação de recursos e alguns algoritmos de Otimização baseados em Meta-heurísticas <text:s/>por exemplo:</text:p>
      <text:p text:style-name="P1"><text:tab/>. P.S.O</text:p>
      <text:p text:style-name="P1"><text:tab/>. Simulated Aneling</text:p>
      <text:p text:style-name="P1"><text:tab/>. Algoritmo Genético</text:p>
      <text:p text:style-name="P1"/>
      <text:p text:style-name="P2">Foi sugerido por este aluno que para cada cia aérea fosse feito o cadastro de uma fila de posições de modo que a aeronave possa ser alocada na primeira posição livre compatível.</text:p>
      <text:p text:style-name="P2"/>
      <text:p text:style-name="P2">Falamos brevemente sobre a politica de alocação de aeronaves hora em uso no SBVT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1:21:29.670055735</meta:creation-date>
    <dc:date>2017-05-02T11:36:09.183178048</dc:date>
    <meta:editing-duration>PT4M25S</meta:editing-duration>
    <meta:editing-cycles>1</meta:editing-cycles>
    <meta:document-statistic meta:table-count="0" meta:image-count="0" meta:object-count="0" meta:page-count="1" meta:paragraph-count="22" meta:word-count="178" meta:character-count="1098" meta:non-whitespace-character-count="931"/>
    <meta:generator>LibreOffice/5.1.6.2$Linux_X86_64 LibreOffice_project/10m0$Build-2</meta:generator>
  </office:meta>
</office:document-meta>
</file>